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5bbe35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f1c472f"/>
    </style:style>
    <style:style style:name="P63" style:family="paragraph" style:parent-style-name="Standard">
      <style:text-properties officeooo:paragraph-rsid="0f3ae219"/>
    </style:style>
    <style:style style:name="P64" style:family="paragraph" style:parent-style-name="Standard">
      <style:text-properties officeooo:paragraph-rsid="0f3d081d"/>
    </style:style>
    <style:style style:name="P65" style:family="paragraph" style:parent-style-name="Footnote">
      <style:text-properties officeooo:rsid="043ccc66" officeooo:paragraph-rsid="0f40045a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Footnote">
      <style:text-properties officeooo:paragraph-rsid="0f40045a"/>
    </style:style>
    <style:style style:name="P68" style:family="paragraph" style:parent-style-name="Footnote">
      <style:text-properties officeooo:paragraph-rsid="0f48ae43"/>
    </style:style>
    <style:style style:name="P69" style:family="paragraph" style:parent-style-name="Footnote">
      <style:text-properties officeooo:paragraph-rsid="0f4a4d76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c44a3"/>
    </style:style>
    <style:style style:name="P75" style:family="paragraph" style:parent-style-name="Standard">
      <style:text-properties officeooo:paragraph-rsid="0f6d3852"/>
    </style:style>
    <style:style style:name="P76" style:family="paragraph" style:parent-style-name="Standard">
      <style:text-properties officeooo:paragraph-rsid="0f6d4ef8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6ac771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daa4aef"/>
    </style:style>
    <style:style style:name="P82" style:family="paragraph" style:parent-style-name="Standard">
      <style:paragraph-properties fo:text-align="center" style:justify-single-word="false"/>
      <style:text-properties officeooo:paragraph-rsid="0f7a4390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0dce9327"/>
    </style:style>
    <style:style style:name="P88" style:family="paragraph" style:parent-style-name="Footnote">
      <style:text-properties officeooo:paragraph-rsid="0f960a85"/>
    </style:style>
    <style:style style:name="P89" style:family="paragraph" style:parent-style-name="Standard">
      <style:text-properties officeooo:paragraph-rsid="0f936da8"/>
    </style:style>
    <style:style style:name="P90" style:family="paragraph" style:parent-style-name="Footnote">
      <style:text-properties officeooo:paragraph-rsid="0f9ba051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en" fo:country="GB"/>
    </style:style>
    <style:style style:name="T19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officeooo:rsid="0f429118"/>
    </style:style>
    <style:style style:name="T200" style:family="text">
      <style:text-properties fo:color="#000000" loext:opacity="100%" fo:language="en" fo:country="GB" officeooo:rsid="0f41de32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font-size="8pt" style:font-size-asian="8pt" style:font-size-complex="8pt" loext:padding="0.049cm" loext:border="0.31pt solid #000000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language="en" fo:country="GB"/>
    </style:style>
    <style:style style:name="T264" style:family="text">
      <style:text-properties fo:language="en" fo:country="GB" officeooo:rsid="0e83c34e"/>
    </style:style>
    <style:style style:name="T26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6" style:family="text">
      <style:text-properties fo:language="en" fo:country="GB" officeooo:rsid="0f28d107"/>
    </style:style>
    <style:style style:name="T267" style:family="text">
      <style:text-properties officeooo:rsid="0f981b1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38">Checklist for installing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39"><text:user-field-get text:name="Version">22.04</text:user-field-get></text:span></text:span><text:span text:style-name="Strong_20_Emphasis"><text:span text:style-name="T140"><text:s/></text:span></text:span><text:span text:style-name="Strong_20_Emphasis"><text:span text:style-name="T141">LTS</text:span></text:span><text:span text:style-name="Strong_20_Emphasis"><text:span text:style-name="T141"><text:note text:id="ftn1" text:note-class="footnote"><text:note-citation>1</text:note-citation><text:note-body><text:p text:style-name="P88"><text:span text:style-name="T181">LTS stands for Long-Term Support, and this April </text:span><text:span text:style-name="Strong_20_Emphasis"><text:span text:style-name="T100"><text:user-field-get style:data-style-name="N0" text:name="Releaseyear">2022</text:user-field-get></text:span></text:span><text:span text:style-name="T183"><text:s/></text:span><text:span text:style-name="Strong_20_Emphasis"><text:span text:style-name="T186"><text:user-field-get text:name="Distro">Ubuntu</text:user-field-get></text:span></text:span><text:span text:style-name="T182"><text:s/></text:span><text:span text:style-name="T187"><text:user-field-get text:name="Version">22.04</text:user-field-get></text:span><text:span text:style-name="T187"><text:s/></text:span><text:span text:style-name="T182">LTS </text:span><text:span text:style-name="Strong_20_Emphasis"><text:span text:style-name="T114"><text:user-field-get text:name="Edition">desktop</text:user-field-get></text:span></text:span><text:span text:style-name="T181"><text:s/>(codenamed </text:span><text:span text:style-name="T185">j</text:span><text:span text:style-name="T181">ammy) will be </text:span><text:span text:style-name="T184">supported</text:span><text:span text:style-name="T181"> for five years until April 2027.</text:span></text:p></text:note-body></text:note></text:span></text:span><text:span text:style-name="Strong_20_Emphasis"><text:span text:style-name="T142"> </text:span></text:span><text:span text:style-name="Strong_20_Emphasis"><text:span text:style-name="T143"><text:user-field-get text:name="Edition">desktop</text:user-field-get></text:span></text:span><text:span text:style-name="Strong_20_Emphasis"><text:span text:style-name="T144">.</text:span></text:span></text:p>
      <text:p text:style-name="P21"/>
      <text:p text:style-name="P12"><text:span text:style-name="T161">Fill in the </text:span><text:span text:style-name="Strong_20_Emphasis"><text:span text:style-name="T99"><text:s/></text:span></text:span><text:span text:style-name="Strong_20_Emphasis"><text:span text:style-name="T61">text box</text:span></text:span><text:span text:style-name="T161"> behind the </text:span><text:span text:style-name="T170">underlined</text:span><text:span text:style-name="T162"> </text:span><text:span text:style-name="T161">words, see [explanation]:</text:span></text:p>
      <text:p text:style-name="P10"><text:span text:style-name="Definition"><text:span text:style-name="T265">user</text:span></text:span><text:span text:style-name="T219"><text:tab/><text:tab/></text:span><text:span text:style-name="T223"> <text:tab/><text:tab/><text:tab/></text:span><text:span text:style-name="T220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220"><text:tab/></text:span><text:span text:style-name="T221">[</text:span><text:span text:style-name="T222">full </text:span><text:span text:style-name="T224">na</text:span><text:span text:style-name="T226">me,</text:span><text:span text:style-name="T224"> </text:span><text:span text:style-name="T226">e.g.</text:span><text:span text:style-name="T224"> </text:span><text:span text:style-name="T225">J</text:span><text:span text:style-name="T232">a</text:span><text:span text:style-name="T225">n </text:span><text:span text:style-name="T232">Jansen</text:span><text:span text:style-name="T233">]</text:span></text:p>
      <text:p text:style-name="P62"><text:span text:style-name="Definition"><text:span text:style-name="T231">USER</text:span></text:span><text:span text:style-name="Definition"><text:span text:style-name="T263">na</text:span></text:span><text:span text:style-name="Definition"><text:span text:style-name="T266">me</text:span></text:span><text:span text:style-name="T230"><text:tab/><text:tab/><text:tab/></text:span><text:span text:style-name="T230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30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2">j</text:span><text:span text:style-name="T153">a</text:span><text:span text:style-name="T152">n</text:span><text:span text:style-name="T154">]</text:span></text:p>
      <text:p text:style-name="P9"><text:span text:style-name="Definition"><text:span text:style-name="T263">COMPUTERNA</text:span></text:span><text:span text:style-name="Definition"><text:span text:style-name="T266">me</text:span></text:span><text:span text:style-name="T234"><text:tab/></text:span><text:span text:style-name="T263"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/text:span><text:span text:style-name="T263"><text:tab/></text:span><text:span text:style-name="T235">[</text:span><text:span text:style-name="T236">na</text:span><text:span text:style-name="T241">me of the</text:span><text:span text:style-name="T236"> compute</text:span><text:span text:style-name="T237">r, </text:span><text:span text:style-name="T241">e.g.</text:span><text:span text:style-name="T238"> </text:span><text:span text:style-name="T239">pc02</text:span><text:span text:style-name="T235">]</text:span></text:p>
      <text:p text:style-name="P5"><text:span text:style-name="Definition"><text:span text:style-name="T263">START</text:span></text:span><text:span text:style-name="Definition"><text:span text:style-name="T266">up</text:span></text:span><text:span text:style-name="Definition"><text:span text:style-name="T263">MEnU</text:span></text:span><text:span text:style-name="T220"><text:tab/><text:tab/></text:span><text:span text:style-name="T220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220"><text:tab/></text:span><text:span text:style-name="T235">[</text:span><text:span text:style-name="T236">key for the bootable medium</text:span><text:span text:style-name="T242">]</text:span></text:p>
      <text:p text:style-name="P8"><text:span text:style-name="Definition"><text:span text:style-name="T240">SETTINGS</text:span></text:span><text:span text:style-name="T240"> <text:tab/><text:tab/><text:tab/></text:span><text:span text:style-name="T240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240"><text:tab/></text:span><text:span text:style-name="T235">[</text:span><text:span text:style-name="T236">key for the UEFI BIOS screen</text:span><text:span text:style-name="T235">]</text:span></text:p>
      <text:p text:style-name="P6"><text:span text:style-name="Definition"><text:span text:style-name="T244">USER2</text:span></text:span><text:span text:style-name="T243"><text:tab/></text:span><text:span text:style-name="T223"> <text:tab/><text:tab/><text:tab/></text:span><text:span text:style-name="T220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220"><text:tab/></text:span><text:span text:style-name="T221">[</text:span><text:span text:style-name="T224">na</text:span><text:span text:style-name="T227">me</text:span><text:span text:style-name="T224"> possibly</text:span><text:span text:style-name="T228"> 2</text:span><text:span text:style-name="T255">nd</text:span><text:span text:style-name="T228"> USER</text:span><text:span text:style-name="T229">]</text:span></text:p>
      <text:p text:style-name="P61"><text:span text:style-name="Definition"><text:span text:style-name="T244">USERN</text:span></text:span><text:span text:style-name="Definition"><text:span text:style-name="T245">a</text:span></text:span><text:span text:style-name="Definition"><text:span text:style-name="T246">me</text:span></text:span><text:span text:style-name="Definition"><text:span text:style-name="T244">2</text:span></text:span><text:span text:style-name="Definition"><text:span text:style-name="T251"><text:tab/><text:tab/></text:span></text:span><text:span text:style-name="T230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30"><text:tab/></text:span><text:span text:style-name="T248">[</text:span><text:span text:style-name="T249">user</text:span><text:span text:style-name="T247"> na</text:span><text:span text:style-name="T250">me</text:span><text:span text:style-name="T252"> possibly</text:span><text:span text:style-name="T253"> 2</text:span><text:span text:style-name="T256">nd</text:span><text:span text:style-name="T253"> USER</text:span><text:span text:style-name="T254">]</text:span></text:p>
      <text:p text:style-name="P11"><text:span text:style-name="T155">Replace the </text:span><text:span text:style-name="T169">underlined</text:span><text:span text:style-name="T155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55">.</text:span></text:p>
      <text:p text:style-name="P47"/>
      <text:p text:style-name="P47"/>
      <text:p text:style-name="P7"><text:span text:style-name="T165">Not yet on Linux?</text:span><text:span text:style-name="T156"><text:tab/></text:span><text:span text:style-name="T163"><text:tab/></text:span><text:span text:style-name="T164">Use</text:span><text:span text:style-name="T157"> </text:span><text:span text:style-name="Strong_20_Emphasis"><text:span text:style-name="T167">Checklist m</text:span></text:span><text:span text:style-name="Strong_20_Emphasis"><text:span text:style-name="T168">oving</text:span></text:span><text:span text:style-name="T157"> o</text:span><text:span text:style-name="T160">n</text:span><text:span text:style-name="T15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8"> </text:span><text:span text:style-name="T160">u</text:span><text:span text:style-name="T158">nder </text:span><text:span text:style-name="T166">Linux</text:span><text:span text:style-name="T159">.</text:span></text:p>
      <text:p text:style-name="P44"><text:span text:style-name="T188">New installation?</text:span><text:span text:style-name="T190"><text:tab/></text:span><text:span text:style-name="T192"></text:span><text:span text:style-name="T193"><text:tab/>Start at chapter</text:span><text:span text:style-name="T190"> </text:span><text:span text:style-name="T188"><text:bookmark-ref text:reference-format="page" text:ref-name="__RefNumPara__4009_1271708128">2</text:bookmark-ref></text:span><text:span text:style-name="T190"><text:s text:c="2"/></text:span><text:span text:style-name="T189"><text:bookmark-ref text:reference-format="text" text:ref-name="__RefNumPara__4009_1271708128">Perform installation</text:bookmark-ref></text:span><text:span text:style-name="T191">.</text:span></text:p>
      <text:p text:style-name="P28"/>
      <text:p text:style-name="P28"/>
      <text:list xml:id="list1297865832" text:style-name="L1">
        <text:list-item>
          <text:p text:style-name="P93"><text:bookmark-start text:name="__RefNumPara__4083_1271708128"/>Prepar<text:span text:style-name="T267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20" draw:name="Vorm3_ 1" draw:style-name="gr1" draw:text-style-name="P97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5"><text:span text:style-name="User_20_Entry"><text:span text:style-name="T101">Login any additional </text:span></text:span><text:span text:style-name="Definition"><text:span text:style-name="T262">USER</text:span></text:span><text:span text:style-name="User_20_Entry"><text:span text:style-name="T107">s</text:span></text:span><text:span text:style-name="User_20_Entry"><text:span text:style-name="T113">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1" draw:name="Vorm 2" draw:style-name="gr1" draw:text-style-name="P97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7"><text:span text:style-name="T26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7">karelzimmer.nl</text:span></text:span></text:a><text:span text:style-name="T264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2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0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4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3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122">wget karelzimmer.nl/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122">bash 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2" draw:name="Vorm 3" draw:style-name="gr1" draw:text-style-name="P97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1" office:value-type="string">
            <text:p text:style-name="P72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6">menu</text:span></text:span><text:span text:style-name="Strong_20_Emphasis"><text:span text:style-name="T33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55"><text:span text:style-name="Strong_20_Emphasis"><text:span text:style-name="T40">Select </text:span></text:span><text:span text:style-name="Strong_20_Emphasis"><text:span text:style-name="T77">1 - Prepar</text:span></text:span><text:span text:style-name="Strong_20_Emphasis"><text:span text:style-name="T82">e</text:span></text:span><text:span text:style-name="Strong_20_Emphasis"><text:span text:style-name="T77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0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3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75546729950264"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71">Boot the computer from an</text:span><text:span text:style-name="T175"> </text:span><text:span text:style-name="Strong_20_Emphasis"><text:span text:style-name="T147"><text:user-field-get text:name="Distro">Ubuntu</text:user-field-get></text:span></text:span><text:span text:style-name="T178"><text:s/></text:span><text:span text:style-name="T148"><text:user-field-get text:name="Version">22.04</text:user-field-get></text:span><text:span text:style-name="T91"><text:s/></text:span><text:span text:style-name="T93">L</text:span><text:span text:style-name="T94">T</text:span><text:span text:style-name="T93">S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91">Live</text:span><text:span text:style-name="T91"><text:note text:id="ftn5" text:note-class="footnote"><text:note-citation>1</text:note-citation><text:note-body><text:p text:style-name="P68"><text:span text:style-name="T18">From a Live USB stick (or DVD) you can boot and work with </text:span><text:span text:style-name="Strong_20_Emphasis"><text:span text:style-name="T186"><text:user-field-get text:name="Distro">Ubuntu</text:user-field-get></text:span></text:span><text:span text:style-name="Strong_20_Emphasis"><text:span text:style-name="T186"><text:s/></text:span></text:span><text:span text:style-name="T18">without installing it.</text:span></text:p></text:note-body></text:note></text:span><text:span text:style-name="T171"> USB stick</text:span><text:span text:style-name="T92"><text:note text:id="ftn6" text:note-class="footnote"><text:note-citation>2</text:note-citation><text:note-body><text:p text:style-name="P90"><text:span text:style-name="Strong_20_Emphasis"><text:span text:style-name="T102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8">releases.ubuntu.com</text:span></text:span></text:a><text:span text:style-name="Strong_20_Emphasis"><text:span text:style-name="T103">,</text:span></text:span><text:span text:style-name="Strong_20_Emphasis"><text:span text:style-name="T102"> click </text:span></text:span><text:span text:style-name="Strong_20_Emphasis"><text:span text:style-name="T108">Ubuntu 22.04... LTS (Jammy Jellyfish)</text:span></text:span><text:span text:style-name="Strong_20_Emphasis"><text:span text:style-name="T102">, and then click </text:span></text:span><text:span text:style-name="Strong_20_Emphasis"><text:span text:style-name="T106">behind </text:span></text:span><text:span text:style-name="Strong_20_Emphasis"><text:span text:style-name="T112">Desktop</text:span></text:span><text:span text:style-name="Strong_20_Emphasis"><text:span text:style-name="T111"> image</text:span></text:span><text:span text:style-name="Strong_20_Emphasis"><text:span text:style-name="T106"> on</text:span></text:span><text:span text:style-name="Strong_20_Emphasis"><text:span text:style-name="T102"> </text:span></text:span><text:span text:style-name="Strong_20_Emphasis"><text:span text:style-name="T108">64-bit PC (AMD64) desktop image</text:span></text:span><text:span text:style-name="Strong_20_Emphasis"><text:span text:style-name="T102">.</text:span></text:span></text:p><text:p text:style-name="P69"><text:span text:style-name="Strong_20_Emphasis"><text:span text:style-name="T102"><text:tab/>Insert a USB stick of at least 4 GB.<text:line-break/>Locate </text:span></text:span><text:span text:style-name="Strong_20_Emphasis"><text:span text:style-name="T109">disk</text:span></text:span><text:span text:style-name="Strong_20_Emphasis"><text:span text:style-name="T102"> and click the </text:span></text:span><text:span text:style-name="Strong_20_Emphasis"><text:span text:style-name="T108">Disks</text:span></text:span><text:span text:style-name="Strong_20_Emphasis"><text:span text:style-name="T102"> icon. Select the USB stick in the list of disks on the left and click </text:span></text:span><text:span text:style-name="Strong_20_Emphasis"><text:span text:style-name="T108">Disk </text:span></text:span><text:span text:style-name="Strong_20_Emphasis"><text:span text:style-name="T109">settings</text:span></text:span><text:span text:style-name="Strong_20_Emphasis"><text:span text:style-name="T102"> ⋮ (icon with the three dots) in the top right corner.</text:span></text:span></text:p><text:p text:style-name="P69"><text:span text:style-name="Strong_20_Emphasis"><text:span text:style-name="T102"><text:tab/>Choose </text:span></text:span><text:span text:style-name="Strong_20_Emphasis"><text:span text:style-name="T108">Restore Disk Image</text:span></text:span><text:span text:style-name="Strong_20_Emphasis"><text:span text:style-name="T102"> and select the CD image file (.iso) you just downloaded.</text:span></text:span></text:p><text:p text:style-name="P69"><text:span text:style-name="Strong_20_Emphasis"><text:span text:style-name="T104"><text:tab/>Click </text:span></text:span><text:span text:style-name="Strong_20_Emphasis"><text:span text:style-name="T110">Start Restore</text:span></text:span><text:span text:style-name="Strong_20_Emphasis"><text:span text:style-name="T104">, and then click </text:span></text:span><text:span text:style-name="Strong_20_Emphasis"><text:span text:style-name="T110">Restore</text:span></text:span><text:span text:style-name="Strong_20_Emphasis"><text:span text:style-name="T104">.</text:span></text:span></text:p><text:p text:style-name="P69"><text:span text:style-name="Strong_20_Emphasis"><text:span text:style-name="T104"><text:tab/>Or use the </text:span></text:span><text:span text:style-name="Strong_20_Emphasis"><text:span text:style-name="T110">Etcher</text:span></text:span><text:span text:style-name="Strong_20_Emphasis"><text:span text:style-name="T104"> program </text:span></text:span><text:span text:style-name="Strong_20_Emphasis"><text:span text:style-name="T105">(</text:span></text:span><text:a xlink:type="simple" xlink:href="https://www.balena.io/etcher/" text:style-name="Internet_20_link" text:visited-style-name="Visited_20_Internet_20_Link"><text:span text:style-name="Strong_20_Emphasis"><text:span text:style-name="T259">etcher.io</text:span></text:span></text:a><text:span text:style-name="Strong_20_Emphasis"><text:span text:style-name="T105">) </text:span></text:span><text:span text:style-name="Strong_20_Emphasis"><text:span text:style-name="T104">available for Windows, macOS, and Linux.</text:span></text:span></text:p></text:note-body></text:note></text:span><text:span text:style-name="T171"> or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6"><text:span text:style-name="T199">S</text:span><text:span text:style-name="T200">tart up</text:span><text:span text:style-name="T194">/boot menu </text:span><text:span text:style-name="T117">via </text:span><text:span text:style-name="Definition"><text:span text:style-name="T263">START</text:span></text:span><text:span text:style-name="Definition"><text:span text:style-name="T266">up</text:span></text:span><text:span text:style-name="Definition"><text:span text:style-name="T263">MEnU</text:span></text:span><text:span text:style-name="T117"> </text:span><text:span text:style-name="T119">and </text:span><text:span text:style-name="T120">settings/</text:span><text:span text:style-name="T121">setup</text:span><text:span text:style-name="T117"> via </text:span><text:span text:style-name="Definition"><text:span text:style-name="T16">SETTINGS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3" office:value-type="string">
            <text:p text:style-name="P26"><text:span text:style-name="T151">P</text:span><text:span text:style-name="T150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3">Try or I</text:span></text:span><text:span text:style-name="Strong_20_Emphasis"><text:span text:style-name="T84">n</text:span></text:span><text:span text:style-name="Strong_20_Emphasis"><text:span text:style-name="T85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17" draw:name="Vorm 5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73">C</text:span><text:span text:style-name="T174">lick</text:span><text:span text:style-name="T173"> </text:span><text:span text:style-name="T177">In</text:span><text:span text:style-name="T176">stall Ubuntu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97"/></text:span></text:p>
          </table:table-cell>
          <table:table-cell table:style-name="_32_._5f_Installatie_5f_uitvoeren.C7" office:value-type="string">
            <text:p text:style-name="P56"><text:span text:style-name="Strong_20_Emphasis"><text:span text:style-name="T130">Follow the instructions on the </text:span></text:span><text:span text:style-name="Strong_20_Emphasis"><text:span text:style-name="T131">installation </text:span></text:span><text:span text:style-name="Strong_20_Emphasis"><text:span text:style-name="T130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30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6">On the </text:span><text:span text:style-name="T211">Who are you?</text:span><text:span text:style-name="T206"> </text:span><text:span text:style-name="Strong_20_Emphasis"><text:span text:style-name="T204">screen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15"><text:span text:style-name="Strong_20_Emphasis"><text:span text:style-name="T205">E</text:span></text:span><text:span text:style-name="T206">nter your </text:span><text:span text:style-name="T212">Your n</text:span><text:span text:style-name="T211">ame </text:span><text:span text:style-name="Definition"><text:span text:style-name="T13">USER</text:span></text:span><text:span text:style-name="Strong_20_Emphasis"><text:span text:style-name="T203">, <text:line-break/></text:span></text:span><text:span text:style-name="Strong_20_Emphasis"><text:span text:style-name="T208">Y</text:span></text:span><text:span text:style-name="Strong_20_Emphasis"><text:span text:style-name="T207">our computer</text:span></text:span><text:span text:style-name="Strong_20_Emphasis"><text:span text:style-name="T20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9">Pick</text:span></text:span><text:span text:style-name="Strong_20_Emphasis"><text:span text:style-name="T207"> a username</text:span></text:span><text:span text:style-name="Strong_20_Emphasis"><text:span text:style-name="T20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1">enter a password twice, and click </text:span></text:span><text:span text:style-name="Strong_20_Emphasis"><text:span text:style-name="T210">Continue</text:span></text:span><text:span text:style-name="Strong_20_Emphasis"><text:span text:style-name="T201">.</text:span></text:span></text:p>
          </table:table-cell>
        </table:table-row>
      </table:table>
      <text:p text:style-name="P48"><text:span text:style-name="Strong_20_Emphasis"><text:span text:style-name="T70"/></text:span></text:p>
      <text:list xml:id="list75548313200670" text:continue-numbering="true" text:style-name="L1">
        <text:list-item>
          <text:p text:style-name="P92"><text:span text:style-name="Strong_20_Emphasis"><text:span text:style-name="T90">Finish installation</text:span></text:span></text:p>
        </text:list-item>
      </text:list>
      <text:p text:style-name="P4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2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96"><text:span text:style-name="Strong_20_Emphasis"><text:span text:style-name="T98"><draw:control text:anchor-type="as-char" draw:z-index="23" draw:name="Vorm4_ 1" draw:style-name="gr1" draw:text-style-name="P97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3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67"><text:span text:style-name="T26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7">karelzimmer.nl</text:span></text:span></text:a><text:span text:style-name="T264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73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60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4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0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76"><text:span text:style-name="User_20_Entry"><text:span text:style-name="T122">wget karelzimmer.nl/</text:span></text:span><text:span text:style-name="User_20_Entry"><text:span text:style-name="T123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76"><text:span text:style-name="User_20_Entry"><text:span text:style-name="T122">bash </text:span></text:span><text:span text:style-name="User_20_Entry"><text:span text:style-name="T123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74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8">menu</text:span></text:span><text:span text:style-name="Strong_20_Emphasis"><text:span text:style-name="T44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86"> -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1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</table:table>
      <text:p text:style-name="P49"><text:span text:style-name="Strong_20_Emphasis"><text:span text:style-name="T24"><text:tab/></text:span></text:span></text:p>
      <text:p text:style-name="P50"><text:span text:style-name="Strong_20_Emphasis"><text:span text:style-name="T42"/></text:span></text:p>
      <text:p text:style-name="P51"><text:span text:style-name="Strong_20_Emphasis"><text:span text:style-name="T39"/></text:span></text:p>
      <text:list xml:id="list75548024942344" text:continue-numbering="true" text:style-name="L1">
        <text:list-item>
          <text:p text:style-name="P95"><text:span text:style-name="Strong_20_Emphasis"><text:span text:style-name="T17">P</text:span></text:span><text:span text:style-name="Strong_20_Emphasis"><text:span text:style-name="T213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8" draw:name="Vorm40_ 1" draw:style-name="gr1" draw:text-style-name="P97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6"><text:span text:style-name="User_20_Entry"><text:span text:style-name="T116">Login any additional </text:span></text:span><text:span text:style-name="Definition"><text:span text:style-name="T261">USER</text:span></text:span><text:span text:style-name="User_20_Entry"><text:span text:style-name="T115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96"><text:span text:style-name="Strong_20_Emphasis"><text:span text:style-name="T98"><draw:control text:anchor-type="as-char" draw:z-index="24" draw:name="Vorm4_ 2" draw:style-name="gr1" draw:text-style-name="P97" svg:width="0.35cm" svg:height="0.35cm" draw:control="control25"/></text:span></text:span></text:p>
          </table:table-cell>
          <table:table-cell table:style-name="Tabel2.D2" office:value-type="string">
            <text:p text:style-name="P32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9" draw:name="Vorm40_ 2" draw:style-name="gr1" draw:text-style-name="P97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60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47">, type </text:span></text:span><text:span text:style-name="Strong_20_Emphasis"><text:span text:style-name="T79">menu</text:span></text:span><text:span text:style-name="Strong_20_Emphasis"><text:span text:style-name="T47"> and click on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- </text:span></text:span><text:span text:style-name="Strong_20_Emphasis"><text:span text:style-name="T75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1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5"><text:span text:style-name="T197">End of checklist,</text:span><text:span text:style-name="T198"> </text:span><text:span text:style-name="Strong_20_Emphasis"><text:span text:style-name="T145"><text:user-field-get text:name="Distro">Ubuntu</text:user-field-get></text:span></text:span><text:span text:style-name="T196"><text:s/></text:span><text:span text:style-name="T195"><text:user-field-get text:name="Version">22.04</text:user-field-get></text:span><text:span text:style-name="Strong_20_Emphasis"><text:span text:style-name="T146"><text:s/></text:span></text:span><text:span text:style-name="Strong_20_Emphasis"><text:span text:style-name="T149">LTS</text:span></text:span><text:span text:style-name="T118"> </text:span><text:span text:style-name="Strong_20_Emphasis"><text:span text:style-name="T95"><text:user-field-get text:name="Edition">desktop</text:user-field-get></text:span></text:span><text:span text:style-name="Strong_20_Emphasis"><text:span text:style-name="T95"><text:s/></text:span></text:span><text:span text:style-name="T197">installation is complete.</text:span></text:p>
      <text:p text:style-name="P20"/>
      <text:p text:style-name="P13"><text:span text:style-name="Emphasis"><text:span text:style-name="T216">Written</text:span></text:span><text:span text:style-name="Emphasis"><text:span text:style-name="T214"> </text:span></text:span><text:span text:style-name="Emphasis"><text:span text:style-name="T216">by</text:span></text:span><text:span text:style-name="Emphasis"><text:span text:style-name="T21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4">, </text:span></text:span><text:a xlink:type="simple" xlink:href="https://creativecommons.org/publicdomain/zero/1.0" text:style-name="Internet_20_link" text:visited-style-name="Visited_20_Internet_20_Link"><text:span text:style-name="Emphasis"><text:span text:style-name="T217">CC0 1.0 Universal</text:span></text:span></text:a><text:span text:style-name="Emphasis"><text:span text:style-name="T214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0T07:55:46.260386891">10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0T07:55:46.128302613</dc:date>
    <meta:keyword>Installatie</meta:keyword>
    <meta:keyword>Checklist</meta:keyword>
    <meta:keyword>Linux</meta:keyword>
    <meta:editing-cycles>6749</meta:editing-cycles>
    <meta:editing-duration>P11DT20H50M9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9" meta:word-count="647" meta:character-count="3979" meta:non-whitespace-character-count="3372"/>
    <meta:user-defined meta:name="Info 1"/>
    <meta:user-defined meta:name="Info 2"/>
    <meta:user-defined meta:name="Info 3"/>
    <meta:user-defined meta:name="Info 4"/>
  </office:meta>
</office:document-meta>
</file>